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in" style:contextual-spacing="false" fo:line-height="200%" fo:text-align="start" style:justify-single-word="false"/>
      <style:text-properties fo:color="#252525" loext:opacity="100%"/>
    </style:style>
    <style:style style:name="P2" style:family="paragraph" style:parent-style-name="Text_20_body">
      <style:paragraph-properties fo:margin-top="0in" fo:margin-bottom="0in" style:contextual-spacing="false" fo:line-height="200%" fo:text-align="center" style:justify-single-word="false"/>
      <style:text-properties fo:color="#252525" loext:opacity="100%"/>
    </style:style>
    <style:style style:name="P3" style:family="paragraph" style:parent-style-name="Text_20_body">
      <style:text-properties fo:color="#252525" loext:opacity="100%" officeooo:rsid="000c3e09" officeooo:paragraph-rsid="000c3e09"/>
    </style:style>
    <style:style style:name="P4" style:family="paragraph" style:parent-style-name="Text_20_body">
      <style:text-properties officeooo:rsid="000c3e09" officeooo:paragraph-rsid="000c3e09"/>
    </style:style>
    <style:style style:name="T1" style:family="text">
      <style:text-properties officeooo:rsid="000c3e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enneth Fancher</text:p>
      <text:p text:style-name="P1">6/18/2023</text:p>
      <text:p text:style-name="P1">CS320</text:p>
      <text:p text:style-name="P1"/>
      <text:p text:style-name="P1"/>
      <text:p text:style-name="P2">Project 2: Summary and Reflections</text:p>
      <text:p text:style-name="P2"/>
      <text:p text:style-name="P1"><text:tab/>I believe my strategy when creating these tests and files was completely in accordance with the given software requirements. Other than my missed print screen, when making this product, I made it a rather high priority to ensure that the code had efficient tests that covered a majority of the edge cases and ensured an operable runtime. With each aspect of this project, we were given requirements for the specific classes, these being contact, appointment, and task. Using the Contact class as our example, we were given the requirement that our First Name and Last Name variables cannot be null or longer than 10 characters. We were able to write that code up and then test it through the use of our JUnit assertion tests. The task class had similar requirements as well, like our task ID having a fixed max length. We use JUnit tests to pass an ID that is too long and would only pass if it was given the proper exception. These exceptions, or "flags," are how we ensure that the code is running properly and will reject what it needs to and accept what it should.</text:p>
      <text:p text:style-name="P1"><text:tab/>When beginning this project, JUnits were not something that was in my wheelhouse of know-how, so with each module, I was able to garner a more complete understanding and appreciation for the testing as we continued our progress. The given articles and tips from each of my classmates were instrumental in increasing my coverage of testing to ensure I was reaching the highest level as time went on. Of course, the coverage percentage generally went up for the classes and functions that were overall more crucial, but things like setters and getters fell to the wayside a bit more. This philosophy made it so that the service test had a higher percentage, I believe.</text:p>
      <text:p text:style-name="P1"><text:soft-page-break/><text:tab/>In terms of ensuring my code was of sound and solid quality, I employed proper code structuring and practices to ensure technical quality and organizational upkeep. These being most obvious with the overall structure of this code, one such example is how whenever a class is declared, we immediately declare any variables that are going to be used inside this class so this could be worked on after me (in the case I was working in an organization with other members). This, as opposed to simply declaring variables upon my needing them, would make code that is very unorganized and difficult to read.</text:p>
      <text:p text:style-name="P1"><text:tab/>Effective code is something that I strive to achieve above all else. Effective code can reduce 10 lines of code to 2, sometimes at the loss of readability. Through my various courses here at SNHU, we have learned many such instances that can help our code become effective and efficient. One of my favorite ways of ensuring efficiency is to review other instances of code that are similar to what I am trying to accomplish. See why somebody coded something a certain way and if there are any tricks they are employing that I can add to my tool belt. Being a developer is about constantly learning and improving to create new, more efficient ways.</text:p>
      <text:p text:style-name="P1"><text:tab/>When reflecting upon this project and semester, I do view it as one of the more difficult ones. This is attributable to the fact that we use Java, how tedious writing tests is, and understanding the use cases for testing and when it should be used to maximize coverage. The importance of testing is not lost on me, but writing them truly turned out to take more time than writing the actual operable code. We were able to employ two main techniques when it came to creating these tests and ensuring proper coding behaviors. Step-by-step and white-box testing methods were our key players in this project due to the nature of how I prefer to work. Step-by-step is my favorite due to the thorough nature of its operation. You go through, parsing each requirement and function, to ensure that they are properly covered and meet the requirements. We then create use cases that we can base our tests on.</text:p>
      <text:p text:style-name="P1"><text:tab/>A prominent technique that was not employed was static testing. I find that static testing is something that is very contradictory to my nature as a programmer, as I trust the IDE’s ability to find <text:soft-page-break/>errors and issues with the code much more than I do. Running over code visually without running it runs the risk of me just assuming it works because I believe in my own ability and disregarding the fact that I make mistakes. I appreciate the fact that it focuses on finding errors early on, but it is not something that I feel I can reasonably put my faith in at this stage.</text:p>
      <text:p text:style-name="P1"><text:tab/>My mindset certainly did change quite a bit; testing was never something that I had ever done in any of my personal projects leading up to this class. Testing has always turned out to be running the program and seeing if it breaks; if it does, we will fix where it went wrong. I had never considered passing in edge cases or testing limits that we had instituted with a purpose, but doing so in this project has certainly given way to a more efficient and responsible way of planning projects. With all that said, it will still be hard to get into the mindset of constantly doing this to ensure I keep these standards high. Caution was something I had not developed until later in the project because I hadn’t broken anything for quite a while; the code was working for the most part, so no major changes were happening. Eventually, I changed some code due to failing tests and did not look too deeply into it, breaking quite a few links to other functions, and several more tests started failing as a result.</text:p>
      <text:p text:style-name="P1"><text:tab/>Bias is something I discussed earlier in this paper, and I do believe that this is something that would plague many developers. It is not in somebody’s nature to believe that they are wrong and should evaluate themselves to prove they are right; we all just assume we are capable. However, doing that in our field is something that will not work well and will lead to more catastrophic failures, as we are all doomed to make something that does not work at one point or another. Peer reviews are a must in our field; there has to be a system of checks to ensure solid products are being produced, even if the bias is not intentional.</text:p>
      <text:p text:style-name="P1"><text:tab/>Lastly, discipline is the key to all of this coming together to form a good end product. Cutting corners, taking the easy path, and sloth are all things that will harm us in the long run and can lead to a diminished product. Quick and ineffective solutions for problems may, and will, lead to more costly work down the line because we did not put the proper effort in from the get-go. Not writing tests and <text:soft-page-break/>believing in yourself to an unpractical extent will lead to more debugging and work that could have been avoided in the long ru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8T21:19:15.336000000</meta:creation-date>
    <dc:date>2023-06-18T21:23:06.164000000</dc:date>
    <meta:editing-duration>PT3M51S</meta:editing-duration>
    <meta:editing-cycles>1</meta:editing-cycles>
    <meta:generator>LibreOffice/7.4.5.1$Windows_X86_64 LibreOffice_project/9c0871452b3918c1019dde9bfac75448afc4b57f</meta:generator>
    <meta:document-statistic meta:table-count="0" meta:image-count="0" meta:object-count="0" meta:page-count="4" meta:paragraph-count="13" meta:word-count="1199" meta:character-count="6702" meta:non-whitespace-character-count="5507"/>
  </office:meta>
</office:document-meta>
</file>